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2f0" officeooo:paragraph-rsid="000c32f0"/>
    </style:style>
    <style:style style:name="P2" style:family="paragraph" style:parent-style-name="Standard">
      <style:paragraph-properties fo:text-align="justify" style:justify-single-word="false"/>
      <style:text-properties officeooo:rsid="000c32f0" officeooo:paragraph-rsid="000c32f0"/>
    </style:style>
    <style:style style:name="P3" style:family="paragraph" style:parent-style-name="Standard">
      <style:text-properties officeooo:rsid="000ca3e0" officeooo:paragraph-rsid="000ca3e0"/>
    </style:style>
    <style:style style:name="P4" style:family="paragraph" style:parent-style-name="Standard">
      <style:paragraph-properties fo:text-align="justify" style:justify-single-word="false"/>
      <style:text-properties officeooo:rsid="000ca3e0" officeooo:paragraph-rsid="000ca3e0"/>
    </style:style>
    <style:style style:name="P5" style:family="paragraph" style:parent-style-name="Standard">
      <style:paragraph-properties fo:text-align="justify" style:justify-single-word="false"/>
      <style:text-properties officeooo:rsid="000d1212" officeooo:paragraph-rsid="000d1212"/>
    </style:style>
    <style:style style:name="T1" style:family="text">
      <style:text-properties officeooo:rsid="000ca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10"/>DEFINICIÓN D<text:span text:style-name="T1">E LA IDEA DE JUEGO</text:span></text:p>
      <text:p text:style-name="P1"/>
      <text:p text:style-name="P1"/>
      <text:p text:style-name="P2">El clon consistirá en soldados ubicados en un escenario de edificios y montañas colocados aleatoriamente al inicio de una ronda.</text:p>
      <text:p text:style-name="P2">Cada jugador es un soldado, cada tiro de juego el usuario podrá seleccionar entre diferentes tipos de armas, cada una de ellas tiene características especificas tamaño, peso de la bala y estilo de disparo.</text:p>
      <text:p text:style-name="P2">El lugar de impacto de la bala dependerá del peso y el angulo dado por el usuario <text:s/>mediante comandos.</text:p>
      <text:p text:style-name="P2">Al impactar con <text:span text:style-name="T1">algún</text:span> edificio o montaña ira d<text:span text:style-name="T1">estruyendo la parte impactada.</text:span></text:p>
      <text:p text:style-name="P4">El jugador tendrá una vida por ronda el juego consta de 3 rondas por lo tanto el jugador que tenga mas rondas ganadas al termino de la partida sera el ganador.</text:p>
      <text:p text:style-name="P4"/>
      <text:p text:style-name="P4"><text:tab/><text:tab/><text:tab/><text:tab/>DEFINICIÓN DE ESTILOS DE JUEGOS</text:p>
      <text:p text:style-name="P4"/>
      <text:p text:style-name="P5">Los estilos están ubicados en la carpeta img en la cual se encuentran varias carpetas con imágenes de las cuales se recortaran los edificios y soldados que utilizaremos en el juego.</text:p>
      <text:p text:style-name="P4"/>
      <text:p text:style-name="P4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06:40.259679818</meta:creation-date>
    <dc:date>2019-03-29T19:04:31.578655996</dc:date>
    <meta:editing-duration>PT15M30S</meta:editing-duration>
    <meta:editing-cycles>1</meta:editing-cycles>
    <meta:document-statistic meta:table-count="0" meta:image-count="0" meta:object-count="0" meta:page-count="1" meta:paragraph-count="8" meta:word-count="158" meta:character-count="929" meta:non-whitespace-character-count="760"/>
    <meta:generator>LibreOffice/6.1.2.1$Linux_X86_64 LibreOffice_project/10$Build-1</meta:generator>
  </office:meta>
</office:document-meta>
</file>